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Tu te tires une balle dans le pied</text:h>
      <text:p text:style-name="First_20_paragraph">Comment, en voulant créer la meilleure expérience possible, les travailleurs du Web sont en fait en train de limiter le champ des possibles. Celui qui ne connaît pas l’histoire est condamné à la revivre. Remontons donc un peu dans le temps pour voir ce qui nous attend…</text:p>
      <text:h text:style-name="Heading_20_2" text:outline-level="2">Le mieux est l’ennemi du bien</text:h>
      <text:p text:style-name="First_20_paragraph">Ça y est, ce nouveau site est fini. J’en suis fier, on a bien intégré la version mobile. En plus, j’ai évité d’utiliser des images grâce aux dégradés CSS, j’ai pu faire de jolis titres avec <text:a xlink:type="simple" xlink:href="https://developer.mozilla.org/en-US/docs/CSS/-webkit-mask" office:name=""><text:span text:style-name="Definition">-webkit- mask</text:span></text:a>, et les images sont magnifiques avec leur subtil effet de réflexion, en particulier sur les écrans <text:span text:style-name="T1">Retina</text:span>. Tout ça est stocké dans une base WebSQL sur le client pour une meilleure réactivité, et puis j’ai rajouté quelques “<text:span text:style-name="T2">gestures</text:span>”. Y a pas à dire, j’en suis bien fier de ce projet.</text:p>
      <text:p text:style-name="Text_20_body">Trois mois plus tard, je reviens tranquillement des fêtes de fin d’année. C’était sympa de revoir la famille et puis Brice avait organisé un sacré réveillon ! Par contre, le chef a dû passer de mauvaises vacances pour envoyer un mail aussi enflammé dès le lundi, et nous convoquer dans son bureau. Il est furieux, notre site vieux de trois mois ne fonctionne pas sur les tablettes Microsoft qui se sont très bien vendues comme cadeau de Noël.</text:p>
      <text:p text:style-name="Text_20_body">Quand on lui a annoncé que ça allait nous prendre trois mois avant de pouvoir tout corriger, le mug avec la photo de ses enfants a failli traverser la pièce. Parce que oui, il faudra bien trois mois à mon équipe pour adapter le code qui ne marchait que sous WebKit. Pourtant c’est lui qui avait insisté pour que ce soit plus fluide et agréable à utiliser… Et quand on lui avait dit qu’il nous faudrait quelques jours de plus pour que ça marche sous Firefox pour Android, il avait répondu : « On s’en fiche, y a que trois crétins qui l’utilisent ». Je vous jure, les chefs ne savent pas ce qu’ils veulent…</text:p>
      <text:p text:style-name="Text_20_body">Oh que j’aimerais que ce scénario soit possible. Mais il y a un truc qui cloche dans cette histoire : les tablettes Microsoft ne pourront pas se vendre en quantité dans trois mois. Pas parce que le produit est mauvais, au contraire il a l’air prometteur. Mais bien parce qu’avec les articles parus dans la presse et les tests des acheteurs en boutiques, tout le monde se rendra compte que beaucoup de sites sont actuellement inutilisables. Et cela fait partie des critères d’achat et de succès d’une plateforme. On a d’ailleurs déjà vu des cas similaires.</text:p>
      <text:h text:style-name="Heading_20_2" text:outline-level="2">Sans Firefox, pas d’iPhone</text:h>
      <text:p text:style-name="First_20_paragraph">Nous sommes en 2004, Internet Explorer domine le marché des navigateurs, Netscape n’est plus. Après une compétition acharnée, la fameuse <text:span text:style-name="T3">Browser</text:span><text:span text:style-name="T4"> </text:span><text:span text:style-name="T5">Wars</text:span>, le navigateur avec les fonctionnalités les plus intéressantes a gagné. Oui, c’était bien Internet Explorer le meilleur navigateur à ce moment-là.</text:p>
      <text:p text:style-name="Text_20_body">Les développeurs web sont vraiment ravis de pouvoir utiliser tous les raffinements d’Internet Explorer 6 : font-face, AJAX, innerHTML. Malheureusement, la plupart de ces fonctionnalités sont inopérantes dans les navigateurs alternatifs de l’époque (Mozilla Suite, Opera, etc.), ce qui limite forcément leurs parts de marché : les utilisateurs pensent qu’ils sont défaillants et retournent donc dans le confort du navigateur dominant.</text:p>
      <text:p text:style-name="Text_20_body">Imaginons maintenant que l’iPhone sorte dans ce contexte de 2004. Un <text:a xlink:type="simple" xlink:href="http://www.apple.com/fr/pr/library/2007/01/09Apple-Reinvents-the-Phone-with-iPhone.html" office:name=""><text:span text:style-name="Definition">téléphone mobile révolutionnaire</text:span></text:a>, un iPod à écran panoramique doté de commandes tactiles et un appareil de communication sur Internet innovant. " Appareil de communication sur Internet innovant " ?<text:line-break/>Avec si peu de sites compatibles ? Je ne crois pas : la plupart des sites incluent du code spécifique à Internet Explorer, rendant Safari iPhone bien inintéressant. Et franchement, un iPod qui passe des coups de fil sans un vrai navigateur, ça n’aurait pas valu ce prix-là. Et toute la révolution de l’internet mobile qui a suivi aurait été bien retardée.</text:p>
      <text:p text:style-name="Text_20_body">Heureusement, entre la domination d’Internet Explorer et la sortie de l’iPhone, il y a eu un nouvel arrivant qui a changé la donne : Firefox. On ne sait pas trop pourquoi Firefox a réussi là où les autres navigateurs alternatifs avaient échoué, mais le cercle vertueux s’est installé. Les développeurs web se sont intéressés au navigateur et ont donc corrigé leurs sites pour qu’ils fonctionnent avec Firefox. Du coup, moins d’utilisateurs ont été déçus par les premiers sites qu’ils visitaient, et quand ils l’étaient ils le signalaient aux développeurs de ces derniers. Ces sites furent corrigés et ainsi de suite : au fur et à mesure, nous avons obtenu un Web de plus en plus basé sur les standards.</text:p>
      <text:p text:style-name="Text_20_body">C’est dans ce contexte d’un Web respectueux des standards (que l’on croit souvent sources de restrictions), qu’Apple a pu inventer une nouvelle façon de consulter le Web. Vous me direz qu’Apple aurait aussi pu adapter Safari pour qu’il se comporte comme Internet Explorer. Oui, mais…</text:p>
      <text:h text:style-name="Heading_20_2" text:outline-level="2">Implémenter des fonctionnalités propriétaires est très coûteux, pour tout le monde</text:h>
      <text:p text:style-name="First_20_paragraph">Pour les navigateurs, cela s’appelle le <text:span text:style-name="T6">reverse</text:span><text:span text:style-name="T7"> </text:span><text:span text:style-name="T8">engineering</text:span>. Les implémenteurs regardent comment se comporte le navigateur à copier et ils recopient ce comportement. C’est comme si vous deviez réinventer une montre sans pouvoir l’ouvrir. Vous imaginez la complexité de la tâche ?</text:p>
      <text:p text:style-name="Text_20_body">Le <text:span text:style-name="T9">reverse</text:span><text:span text:style-name="T10"> </text:span><text:span text:style-name="T11">engineering</text:span> coûte donc de l’argent et du temps aux implémenteurs. Déroulons un peu le procédé. Il vous faut d’abord découvrir comment agit cette fonctionnalité. Donc vous testez plein de scénarios, vous découvrez des cas que vous n’aviez pas envisagés. Vous devez ensuite écrire plein de tests pour vérifier que vous avez bien tout compris de cette fonctionnalité ; Ces tests serviront d’ailleurs à vérifier votre implémentation. On peut maintenant passer à l’implémentation proprement dite. La première version est la partie simple.<text:line-break/>Une fois cette première passe terminée, avec tous vos tests au vert, vous allez vérifier que les sites qui nécessitaient cette fonctionnalité se comportent correctement. Ah non, celui-ci a encore une différence. Ah oui, ce cas particulier n’avait pas été pris en compte. Oh, mais c’est qu’il faut changer l’algorithme entièrement pour pouvoir répondre à ce besoin. On retourne en arrière…<text:line-break/>Au bout d’un moment, vous obtiendrez peut-être quelque chose qui correspond plus ou moins à l’implémentation originale. Vous avez enfin implémenté une fonctionnalité populaire d’un concurrent. Les développeurs web sont donc ravis de votre travail. Eh bien non : votre version est plus lente ; ou ne fonctionne pas en combinaison avec telle autre technologie ; en plus, c’est franchement compliqué à utiliser comme fonctionnalité…</text:p>
      <text:p text:style-name="Text_20_body">En temps normal, tout ce travail est partagé au sein des instituts de standardisation (W3C, ECMA, IETF, …). Quelqu’un arrive avec une idée (et peut- être une implémentation). L’idée est discutée pour voir si c’est la meilleure façon de résoudre le problème. La syntaxe aussi est discutée pour qu’elle soit la plus facile à utiliser. On réfléchit en outre à l’interaction avec les autres technologies. Et puis des tests sont écrits pour vérifier la conformité. Les coûts sont partagés entre tous les participants, la fonctionnalité est plus intéressante pour les développeurs et un nouvel entrant pourra s’appuyer sur ce travail déjà effectué.</text:p>
      <text:p text:style-name="Text_20_body">Mais de quels nouveaux entrants parle-t-on ?</text:p>
      <text:h text:style-name="Heading_20_2" text:outline-level="2">La mobilité, ce nouveau champ de bataille</text:h>
      <text:p text:style-name="First_20_paragraph">Regardez l’évolution des technologies disponibles dans nos navigateurs. Depuis que la concurrence a été rétablie, d’abord par Firefox puis par Chrome, il n’y a jamais eu autant d’innovations dans les navigateurs de bureau. Mais du côté des appareils mobiles, l’innovation n’est pas encore au rendez-vous. C’est parce qu’il y a une énorme barrière pour les nouveaux entrants. Toi qui me lis, tu ne testes que les navigateurs par défaut d’iPhone et d’Android lorsque tu travailles sur un site mobile ? Et tu ne détectes que les navigateurs similaires pour servir une version mobile ? Donc les nouveaux navigateurs se tapent du contenu de merde. Et l’on retombe dans le cycle de 2004. Les plateformes dominantes se renforcent, ce qui diminue l’innovation dans le secteur. Depuis quand Safari sur iPhone n’a-t-il pas fait de progrès ? Et ne parlons pas du navigateur par défaut d’Android… [1] Pourtant, il y a de l’innovation à revendre sur le mobile. Regardons quelques exemples :</text:p>
      <text:h text:style-name="Heading_20_3" text:outline-level="3">Opera</text:h>
      <text:p text:style-name="First_20_paragraph">Depuis longtemps, Opera est présent sur le mobile. Ses deux navigateurs, Opera Mini et Opera Mobile, sont très bien adaptés à ce contexte d’utilisation. Ils permettent d’économiser énormément de bande passante lorsque l’on consulte un site web. Cela a deux avantages énormes : on accède aux sites plus rapidement (je suis par exemple un utilisateur ravi d’Opera Mini lorsque je me retrouve en 2G) ; et bien sûr, si on dispose d’un quota de navigation restreint, on peut alors visiter plus de sites.</text:p>
      <text:h text:style-name="Heading_20_3" text:outline-level="3">Mozilla</text:h>
      <text:p text:style-name="First_20_paragraph">Mozilla souhaite fournir un environnement de développement pour les applications basé uniquement sur les technologies web (notamment à travers Firefox OS). Cela passe par un concept d’applications web. Mais aussi par de nouvelles APIs permettant d’accéder aux mêmes capacités que les applications natives : l’accès à la caméra, aux contacts, aux SMS, etc. Imaginez les possibilités qu’ouvriraient ces APIs si elles étaient disponibles partout… Et ce ne sont pas Apple ou Google qui fourniront ce genre d’APIs rapidement, ils préfèrent que les développeurs préparent des applications natives. Ainsi, lorsque vient le moment de racheter un mobile, on se sent obligé de rester sur la même plateforme pour ne pas avoir à racheter toutes les applications.</text:p>
      <text:h text:style-name="Heading_20_3" text:outline-level="3">Microsoft</text:h>
      <text:p text:style-name="First_20_paragraph">L’innovation ne se trouve pas forcément dans le navigateur mais plutôt dans l’OS proposé. On peut dire beaucoup de choses de Windows Phone, mais il a le mérite de ne pas suivre les conventions de design d’iOS et d’Android. Et la perspective d’une tablette avec clavier intégré est fort intéressante. Cependant, il a du mal à être un choix crédible, entre autres à cause de la compatibilité des sites.</text:p>
      <text:h text:style-name="Heading_20_2" text:outline-level="2">Conclusion</text:h>
      <text:p text:style-name="First_20_paragraph">Des navigateurs plus rapides, plus complets et qui repensent l’interaction avec l’utilisateur. De l’innovation, quoi. Mais celle-ci est bloquée par notre paresse. Car avant de pouvoir proposer leurs innovations, ces compétiteurs doivent fournir le service minimum, à savoir rendre correctement la majorité des sites web. Sans cela, ils ne peuvent prétendre à une part de marché suffisante pour pouvoir imposer leurs innovations… Dommage, non ?</text:p>
      <text:p text:style-name="Text_20_body">Comment corriger le tir ? On en revient aux fondamentaux : dégradation gracieuse ou amélioration progressive. Lorsque vous utilisez une fonctionnalité peu répandue, prévoyez le cas pour les navigateurs ne l’implémentant pas. Il est possible d’offrir une fonctionnalité légèrement dégradée ou d’utiliser <text:a xlink:type="simple" xlink:href="http://remysharp.com/2010/10/08/what-is-a-polyfill/" office:name=""><text:span text:style-name="Definition">des polyfills</text:span></text:a>, ces librairies qui comblent un manque. Il faut aussi faire attention à n’utiliser que ce qui est en voie de standardisation. Comme le dit Léa Vérou, <text:a xlink:type="simple" xlink:href="http://www.alistapart.com/articles/every-time-you-call-a-proprietary-feature-css3-a-kitten-dies/" office:name=""><text:span text:style-name="Definition">tout ce qui est disponible via des préfixes en CSS n’est pas forcément en voie de standardisation</text:span></text:a>. Vérifiez aussi que vous supportez la méthode standard en plus de l’implémentation propriétaire (comme pour <text:a xlink:type="simple" xlink:href="http://www.w3.org/blog/CSS/2012/06/14/unprefix-webkit-device-pixel-ratio/" office:name=""><text:span text:style-name="Definition">le cas des résolutions doublées</text:span></text:a>). Si nous ne corrigeons pas le tir collectivement, nous ralentirons l’innovation sur cette belle plateforme qu’est le Web. Au boulot !</text:p>
      <text:p text:style-name="Text_20_body">[1] Heureusement, il va bientôt être remplacé par Chrome.</text:p>
      <text:h text:style-name="Heading_20_1" text:outline-level="1">À propos de l’auteur</text:h>
      <text:p text:style-name="First_20_paragraph">Développeur Web, Anthony anime nos discussions sur ##openweb, Twitter (@rik24d) et autres avec passion et humour. Une langue acérée et un cœur tendre en toutes circonstances, il est toujours prompt à aider. Il a participé au code source de WebKit. Il travaille pour Mozilla dans l’équipe de développement Web.</text:p>
      <text:p text:style-name="Text_20_body">De temps en temps, il blogue sur hanblog.info.</text:p>
      <text:p text:style-name="Text_20_body">Cette biographie collective a été rédigée via IRC : irc.freenode.net ##open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